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Georgia" svg:font-family="Georgia, serif"/>
    <style:font-face style:name="monaco" svg:font-family="monaco, monospace"/>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d245" officeooo:paragraph-rsid="0013d245"/>
    </style:style>
    <style:style style:name="P2" style:family="paragraph" style:parent-style-name="Standard">
      <style:text-properties fo:font-size="20pt" officeooo:rsid="0013d245" officeooo:paragraph-rsid="0013d245"/>
    </style:style>
    <style:style style:name="P3" style:family="paragraph" style:parent-style-name="Standard">
      <style:text-properties officeooo:rsid="0014b16b" officeooo:paragraph-rsid="0014b16b"/>
    </style:style>
    <style:style style:name="P4" style:family="paragraph" style:parent-style-name="Standard">
      <style:text-properties officeooo:rsid="00161bc5" officeooo:paragraph-rsid="00161bc5"/>
    </style:style>
    <style:style style:name="P5" style:family="paragraph" style:parent-style-name="Standard">
      <style:text-properties officeooo:rsid="0016aa44" officeooo:paragraph-rsid="00175351"/>
    </style:style>
    <style:style style:name="P6" style:family="paragraph" style:parent-style-name="Standard">
      <style:text-properties officeooo:rsid="00175351" officeooo:paragraph-rsid="00175351"/>
    </style:style>
    <style:style style:name="P7" style:family="paragraph" style:parent-style-name="Standard" style:list-style-name="L1">
      <style:text-properties fo:font-size="18pt" fo:font-weight="bold" officeooo:rsid="0013d245" officeooo:paragraph-rsid="0013d245" style:font-weight-asian="bold" style:font-weight-complex="bold"/>
    </style:style>
    <style:style style:name="P8" style:family="paragraph" style:parent-style-name="Standard" style:list-style-name="L1">
      <style:text-properties fo:font-size="18pt" fo:font-weight="bold" officeooo:rsid="0013d245" officeooo:paragraph-rsid="0014b16b" style:font-weight-asian="bold" style:font-weight-complex="bold"/>
    </style:style>
    <style:style style:name="P9" style:family="paragraph" style:parent-style-name="Standard" style:list-style-name="L1">
      <style:text-properties fo:font-size="18pt" fo:font-weight="bold" officeooo:rsid="0013d245" officeooo:paragraph-rsid="0016aa44" style:font-weight-asian="bold" style:font-weight-complex="bold"/>
    </style:style>
    <style:style style:name="P10" style:family="paragraph" style:parent-style-name="Standard" style:list-style-name="L1">
      <style:text-properties fo:font-size="18pt" fo:font-weight="bold" officeooo:rsid="0013d245" officeooo:paragraph-rsid="00175351" style:font-weight-asian="bold" style:font-weight-complex="bold"/>
    </style:style>
    <style:style style:name="P11" style:family="paragraph" style:parent-style-name="Standard" style:list-style-name="L2">
      <style:text-properties fo:font-size="18pt" fo:font-weight="bold" officeooo:rsid="0018e0f0" officeooo:paragraph-rsid="0018e0f0" style:font-weight-asian="bold" style:font-weight-complex="bold"/>
    </style:style>
    <style:style style:name="P12" style:family="paragraph" style:parent-style-name="Standard" style:list-style-name="L2">
      <style:text-properties fo:font-size="18pt" fo:font-weight="bold" officeooo:rsid="0018e0f0" officeooo:paragraph-rsid="001a9dfd" style:font-weight-asian="bold" style:font-weight-complex="bold"/>
    </style:style>
    <style:style style:name="P13" style:family="paragraph" style:parent-style-name="Standard" style:list-style-name="L2">
      <style:text-properties fo:font-size="18pt" fo:font-weight="bold" officeooo:rsid="0018e0f0" officeooo:paragraph-rsid="001c8b79" style:font-weight-asian="bold" style:font-weight-complex="bold"/>
    </style:style>
    <style:style style:name="P14" style:family="paragraph" style:parent-style-name="Standard" style:list-style-name="L2">
      <style:text-properties fo:font-size="18pt" fo:font-weight="bold" officeooo:rsid="0018e0f0" officeooo:paragraph-rsid="001fdd82" style:font-weight-asian="bold" style:font-weight-complex="bold"/>
    </style:style>
    <style:style style:name="P15" style:family="paragraph" style:parent-style-name="Standard" style:list-style-name="L2">
      <style:text-properties fo:font-size="18pt" fo:font-weight="bold" officeooo:rsid="0018e0f0" officeooo:paragraph-rsid="0021119f" style:font-weight-asian="bold" style:font-weight-complex="bold"/>
    </style:style>
    <style:style style:name="P16" style:family="paragraph" style:parent-style-name="Standard">
      <style:text-properties officeooo:rsid="0018e0f0" officeooo:paragraph-rsid="0018e0f0"/>
    </style:style>
    <style:style style:name="P17" style:family="paragraph" style:parent-style-name="Standard">
      <style:paragraph-properties fo:text-align="center" style:justify-single-word="false"/>
      <style:text-properties fo:font-size="16pt" fo:font-weight="bold" officeooo:rsid="0018e0f0" officeooo:paragraph-rsid="0018e0f0" style:font-weight-asian="bold" style:font-weight-complex="bold"/>
    </style:style>
    <style:style style:name="P18" style:family="paragraph" style:parent-style-name="Standard">
      <style:text-properties officeooo:rsid="00175351" officeooo:paragraph-rsid="00175351"/>
    </style:style>
    <style:style style:name="P19" style:family="paragraph" style:parent-style-name="Standard">
      <style:text-properties officeooo:rsid="001a9dfd" officeooo:paragraph-rsid="001a9dfd"/>
    </style:style>
    <style:style style:name="P20" style:family="paragraph" style:parent-style-name="Standard">
      <style:text-properties officeooo:rsid="001bb514" officeooo:paragraph-rsid="001bb514"/>
    </style:style>
    <style:style style:name="P21" style:family="paragraph" style:parent-style-name="Standard">
      <style:text-properties officeooo:rsid="001c8b79" officeooo:paragraph-rsid="001c8b79"/>
    </style:style>
    <style:style style:name="P22" style:family="paragraph" style:parent-style-name="Standard">
      <style:paragraph-properties fo:text-align="center" style:justify-single-word="false"/>
      <style:text-properties fo:font-size="36pt" style:text-underline-style="solid" style:text-underline-width="auto" style:text-underline-color="font-color" fo:font-weight="bold" officeooo:rsid="0013d245" officeooo:paragraph-rsid="0013d245" style:font-weight-asian="bold" style:font-weight-complex="bold"/>
    </style:style>
    <style:style style:name="P23" style:family="paragraph" style:parent-style-name="Standard">
      <style:text-properties officeooo:paragraph-rsid="001c8b79"/>
    </style:style>
    <style:style style:name="P24" style:family="paragraph" style:parent-style-name="Standard">
      <style:text-properties officeooo:rsid="0021119f" officeooo:paragraph-rsid="0021119f"/>
    </style:style>
    <style:style style:name="T1" style:family="text">
      <style:text-properties officeooo:rsid="0014b16b"/>
    </style:style>
    <style:style style:name="T2" style:family="text">
      <style:text-properties officeooo:rsid="00161bc5"/>
    </style:style>
    <style:style style:name="T3" style:family="text">
      <style:text-properties officeooo:rsid="0016aa44"/>
    </style:style>
    <style:style style:name="T4" style:family="text">
      <style:text-properties officeooo:rsid="00175351"/>
    </style:style>
    <style:style style:name="T5" style:family="text">
      <style:text-properties fo:font-variant="normal" fo:text-transform="none" fo:color="#222222" style:font-name="sans-serif" fo:font-size="10.5pt" fo:letter-spacing="normal" fo:font-style="normal" fo:font-weight="normal"/>
    </style:style>
    <style:style style:name="T6" style:family="text">
      <style:text-properties fo:font-variant="normal" fo:text-transform="none" fo:color="#222222" style:font-name="sans-serif" fo:font-size="10.5pt" fo:letter-spacing="normal" fo:font-style="normal" fo:font-weight="normal" officeooo:rsid="00175351"/>
    </style:style>
    <style:style style:name="T7" style:family="text">
      <style:text-properties fo:font-variant="normal" fo:text-transform="none" fo:color="#000000" style:font-name="Georgia" fo:font-size="14pt" fo:letter-spacing="normal" fo:font-style="normal"/>
    </style:style>
    <style:style style:name="T8" style:family="text">
      <style:text-properties fo:font-variant="normal" fo:text-transform="none" fo:color="#000000" style:font-name="Georgia" fo:font-size="14pt" fo:letter-spacing="normal" fo:font-style="normal" officeooo:rsid="001fdd82"/>
    </style:style>
    <style:style style:name="T9" style:family="text">
      <style:text-properties fo:font-variant="normal" fo:text-transform="none" fo:color="#000000" style:font-name="Georgia" fo:font-size="14pt" fo:letter-spacing="normal" fo:font-style="normal" officeooo:rsid="0020f6b4"/>
    </style:style>
    <style:style style:name="T10" style:family="text">
      <style:text-properties fo:font-variant="normal" fo:text-transform="none" fo:color="#000000" style:font-name="Liberation Serif" fo:font-size="12pt" fo:letter-spacing="normal" officeooo:rsid="001fdd82"/>
    </style:style>
    <style:style style:name="T11" style:family="text">
      <style:text-properties fo:font-variant="normal" fo:text-transform="none" fo:color="#000000" style:font-name="Liberation Serif" fo:font-size="12pt" fo:letter-spacing="normal" fo:font-style="normal" fo:font-weight="normal"/>
    </style:style>
    <style:style style:name="T12" style:family="text">
      <style:text-properties fo:font-variant="normal" fo:text-transform="none" fo:color="#000000" style:font-name="Liberation Serif" fo:font-size="12pt" fo:letter-spacing="normal" fo:font-style="normal" fo:font-weight="normal" officeooo:rsid="001c8b79"/>
    </style:style>
    <style:style style:name="T13" style:family="text">
      <style:text-properties fo:font-variant="normal" fo:text-transform="none" fo:color="#000000" style:font-name="Liberation Serif" fo:font-size="12pt" fo:letter-spacing="normal" fo:font-style="normal" fo:font-weight="normal" officeooo:rsid="0020f6b4"/>
    </style:style>
    <style:style style:name="T14" style:family="text">
      <style:text-properties fo:font-variant="normal" fo:text-transform="none" fo:color="#000000" style:font-name="Liberation Serif" fo:font-size="12pt" fo:letter-spacing="normal" fo:font-style="normal" fo:font-weight="normal" officeooo:rsid="0021119f"/>
    </style:style>
    <style:style style:name="T15" style:family="text">
      <style:text-properties fo:font-variant="normal" fo:text-transform="none" fo:color="#000000" style:font-name="Liberation Serif" fo:font-size="12pt" fo:letter-spacing="normal" fo:font-style="normal" officeooo:rsid="0021119f"/>
    </style:style>
    <style:style style:name="T16" style:family="text">
      <style:text-properties fo:font-variant="normal" fo:text-transform="none" fo:color="#000000" style:font-name="Liberation Serif" fo:font-size="10pt" fo:letter-spacing="normal" officeooo:rsid="001c8b79"/>
    </style:style>
    <style:style style:name="T17" style:family="text">
      <style:text-properties fo:font-variant="normal" fo:text-transform="none" fo:color="#000000" style:font-name="Liberation Serif" fo:font-size="14pt" fo:letter-spacing="normal" fo:font-style="normal" fo:font-weight="normal" officeooo:rsid="0021119f"/>
    </style:style>
    <style:style style:name="T18" style:family="text">
      <style:text-properties fo:font-variant="normal" fo:text-transform="none" fo:color="#000000" style:font-name="Liberation Serif" fo:font-size="16pt" fo:letter-spacing="normal" fo:font-style="normal" fo:font-weight="normal" officeooo:rsid="0021119f"/>
    </style:style>
    <style:style style:name="T19" style:family="text">
      <style:text-properties fo:font-variant="normal" fo:text-transform="none" fo:color="#000000" style:font-name="Liberation Serif" fo:font-size="16pt" fo:letter-spacing="normal" fo:font-style="normal" officeooo:rsid="0021119f"/>
    </style:style>
    <style:style style:name="T20" style:family="text">
      <style:text-properties fo:font-variant="normal" fo:text-transform="none" fo:color="#000000" style:font-name="Liberation Serif" fo:letter-spacing="normal" fo:font-style="normal" officeooo:rsid="0021119f"/>
    </style:style>
    <style:style style:name="T21" style:family="text">
      <style:text-properties officeooo:rsid="001a9dfd"/>
    </style:style>
    <style:style style:name="T22" style:family="text">
      <style:text-properties officeooo:rsid="001bb514"/>
    </style:style>
    <style:style style:name="T23" style:family="text">
      <style:text-properties officeooo:rsid="001c8b79"/>
    </style:style>
    <style:style style:name="T24" style:family="text">
      <style:text-properties fo:font-size="12pt" fo:font-style="normal" fo:font-weight="normal"/>
    </style:style>
    <style:style style:name="T25" style:family="text">
      <style:text-properties fo:font-size="12pt" fo:font-style="normal" fo:font-weight="normal" officeooo:rsid="0020f6b4"/>
    </style:style>
    <style:style style:name="T26" style:family="text">
      <style:text-properties fo:font-size="12pt" fo:font-style="normal" fo:font-weight="normal" officeooo:rsid="001c8b79"/>
    </style:style>
    <style:style style:name="T27" style:family="text">
      <style:text-properties fo:font-size="12pt" officeooo:rsid="001fdd82"/>
    </style:style>
    <style:style style:name="T28" style:family="text">
      <style:text-properties style:font-name="monaco" fo:font-size="12pt" fo:font-style="normal" fo:font-weight="normal" officeooo:rsid="0020f6b4"/>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ocumentation:</text:p>
      <text:p text:style-name="P1"/>
      <text:p text:style-name="P2">Server Side Scripts:</text:p>
      <text:p text:style-name="P1"/>
      <text:list xml:id="list2976826232347241468" text:style-name="L1">
        <text:list-item>
          <text:p text:style-name="P7">imageOpener.py: </text:p>
        </text:list-item>
      </text:list>
      <text:p text:style-name="P1">Responds to POST requests which upload a jpeg file.</text:p>
      <text:p text:style-name="P1">Workflow:</text:p>
      <text:p text:style-name="P1">1. Uses CGI</text:p>
      <text:p text:style-name="P1">2. Extracts payload from the request</text:p>
      <text:p text:style-name="P1">3. Assigns a token to the request.</text:p>
      <text:p text:style-name="P1">4. Updates the token count.</text:p>
      <text:p text:style-name="P1">5. Stores the image with this token id.</text:p>
      <text:p text:style-name="P1">6. Calls mastercontroller.py</text:p>
      <text:p text:style-name="P1">7. Converts the returned objects into a JSON object.</text:p>
      <text:p text:style-name="P1">8. Returns the response as JSON object.</text:p>
      <text:p text:style-name="P1"/>
      <text:list xml:id="list145419552166656" text:continue-numbering="true" text:style-name="L1">
        <text:list-item>
          <text:p text:style-name="P7">mastercontroller.py: </text:p>
        </text:list-item>
      </text:list>
      <text:p text:style-name="P1">Gets data from other utility scripts, coordinates among them and returns the result to imageOpener.py</text:p>
      <text:p text:style-name="P1">Workflow:</text:p>
      <text:p text:style-name="P1">1. <text:span text:style-name="T1">Calls masterlabeller.py to get the top 5 labels.</text:span></text:p>
      <text:p text:style-name="P3">2. Passes these labels iteratively to masterextractor.py</text:p>
      <text:p text:style-name="P3">3. Gets summary, wikipedia links, location brief, link to images from masterextractor.py</text:p>
      <text:p text:style-name="P3">4. Returns everything to the caller.</text:p>
      <text:p text:style-name="P3"/>
      <text:list xml:id="list145419275825449" text:continue-numbering="true" text:style-name="L1">
        <text:list-item>
          <text:p text:style-name="P8">mas<text:span text:style-name="T1">labe</text:span>ller.py: </text:p>
        </text:list-item>
      </text:list>
      <text:p text:style-name="P3">Receives the path to the image to be labelled. Returns the list of top 5 bird species matching the image.<text:line-break/><text:line-break/>Workflow:</text:p>
      <text:p text:style-name="P3">1. <text:span text:style-name="T2">Reads the image file as binary</text:span></text:p>
      <text:p text:style-name="P4">2. Reads the output labels file</text:p>
      <text:p text:style-name="P4">3. Loads the trained model</text:p>
      <text:p text:style-name="P4">4. Obtains a tensorflow session</text:p>
      <text:p text:style-name="P4">5. Uses softmax in the last layer to assign scores to images in the range [0,1].</text:p>
      <text:p text:style-name="P4">6. Sorts them by score in descending order</text:p>
      <text:p text:style-name="P4">7. Returns top 5 scoring species labels</text:p>
      <text:p text:style-name="P4"/>
      <text:list xml:id="list145420493804573" text:continue-numbering="true" text:style-name="L1">
        <text:list-item>
          <text:p text:style-name="P9">mas<text:span text:style-name="T3">terextracto</text:span>r.py: </text:p>
        </text:list-item>
      </text:list>
      <text:p text:style-name="P5">Receives label/species name. <text:span text:style-name="T4">Returns <text:s/>summary, wikipedia links, location brief, link to images.</text:span></text:p>
      <text:p text:style-name="P5"/>
      <text:p text:style-name="P6">Workflow:</text:p>
      <text:p text:style-name="P6">1. Runs a search on wikipedia database using mediaWIKI API.</text:p>
      <text:p text:style-name="P6">2. Gets metadata viz. pageid, page title, etc.</text:p>
      <text:p text:style-name="P6">3. Gets extract, wikipedia page link.</text:p>
      <text:p text:style-name="P6">4. Uses wptools package utilities to get image links from infobox from wikipage.</text:p>
      <text:p text:style-name="P6">5. Gets raw link to the images using mediaWIKI API.</text:p>
      <text:p text:style-name="P6"><text:soft-page-break/>6. Calls masterlocationextractor.py to get location information.</text:p>
      <text:p text:style-name="P6"/>
      <text:list xml:id="list145420439245688" text:continue-numbering="true" text:style-name="L1">
        <text:list-item>
          <text:p text:style-name="P10">mas<text:span text:style-name="T3">terlocationextracto</text:span>r.py: </text:p>
        </text:list-item>
      </text:list>
      <text:p text:style-name="P6"/>
      <text:p text:style-name="P6">Receives the wiki pageid. Returns a brief on locations where the bird is found.</text:p>
      <text:p text:style-name="P6"/>
      <text:p text:style-name="P6">Workflow:</text:p>
      <text:p text:style-name="P6">1. Uses string processing and parsing to extract location information from the wikipedia page about the bird.</text:p>
      <text:p text:style-name="P6">2. Returns the relevant data.</text:p>
      <text:p text:style-name="P17">Technologies used:</text:p>
      <text:p text:style-name="P6"/>
      <text:p text:style-name="P6"/>
      <text:list xml:id="list1863258330103830577" text:style-name="L2">
        <text:list-item>
          <text:p text:style-name="P11">Tensorflow:</text:p>
        </text:list-item>
      </text:list>
      <text:p text:style-name="P16"><text:span text:style-name="T6">T</text:span><text:span text:style-name="T5">ensorflow is an open-source software library used for machine learning across a range of tasks.</text:span></text:p>
      <text:p text:style-name="P16"><text:span text:style-name="T5">- In our project we have used it to retrain the last layer of inception model which was trained on ImageNet and have trained it for the 200 class classification problem from the UC SD – Caltech CUB 2011 Extended dataset.</text:span></text:p>
      <text:p text:style-name="P16"><text:span text:style-name="T5">- We have attained an accuracy of 61%.</text:span></text:p>
      <text:p text:style-name="P16"><text:span text:style-name="T5">- The best researchers have obtained was 75% by preprocessing the images and applying advanced techniques.</text:span></text:p>
      <text:p text:style-name="P16"><text:span text:style-name="T5">- The training phase ran for 10 hrs initially and later after caching of bottlenecks and parallelization using bazel it was reduced to 45 minutes.</text:span></text:p>
      <text:p text:style-name="P16"><text:span text:style-name="T5"><text:tab/></text:span></text:p>
      <text:p text:style-name="P16"><text:span text:style-name="T5"/></text:p>
      <text:list xml:id="list145420706488261" text:continue-numbering="true" text:style-name="L2">
        <text:list-item>
          <text:p text:style-name="P12"><text:span text:style-name="T21">MediaWiki API</text:span>:</text:p>
        </text:list-item>
      </text:list>
      <text:p text:style-name="P19">MediaWiki API is an interface made available by Wikimedia Foundation to access Wikipedia’s Content and metadata in machine/human readable formats and for use by developers and crawlers.</text:p>
      <text:p text:style-name="P19"/>
      <text:list xml:id="list145421005074530" text:continue-numbering="true" text:style-name="L2">
        <text:list-item>
          <text:p text:style-name="P12"><text:span text:style-name="T21">Python 2.7.12</text:span>:</text:p>
        </text:list-item>
      </text:list>
      <text:p text:style-name="P19">Python is a widely used programming language, has extensive support from the open source community, <text:span text:style-name="T22">the developer commununity</text:span> and has an excellent set of libraries. It is powerful, easy to learn, simple to code and emphasizes on code readability. </text:p>
      <text:p text:style-name="P19"/>
      <text:list xml:id="list145421072680550" text:continue-numbering="true" text:style-name="L2">
        <text:list-item>
          <text:p text:style-name="P12"><text:span text:style-name="T21">Apache 2.0 Server</text:span>:</text:p>
        </text:list-item>
      </text:list>
      <text:p text:style-name="P20">It is an open source cross platform web server software and has interface support for python.</text:p>
      <text:p text:style-name="P20"/>
      <text:list xml:id="list145420099351474" text:continue-numbering="true" text:style-name="L2">
        <text:list-item>
          <text:p text:style-name="P13"><text:span text:style-name="T23">JSON</text:span>:</text:p>
        </text:list-item>
      </text:list>
      <text:p text:style-name="P21">JSON is a light-weight data interchange format, it is structured, easy to tranfer, read and store.</text:p>
      <text:p text:style-name="P21"/>
      <text:list xml:id="list145420246637357" text:continue-numbering="true" text:style-name="L2">
        <text:list-item>
          <text:p text:style-name="P14"><text:span text:style-name="T9">The </text:span><text:span text:style-name="T7">Caltech-UCSD Birds-200-2011 </text:span><text:span text:style-name="T9">Dataset</text:span>:</text:p>
        </text:list-item>
      </text:list>
      <text:p text:style-name="P23"><text:span text:style-name="T10">It</text:span><text:span text:style-name="T16"> </text:span><text:span text:style-name="T12">is an image dataset with photos of 200 bird species. </text:span><text:span text:style-name="T13">Authored by: Wah, C. and Branson, S. and Welinder, P. and Perona, P. and Belongie, S.</text:span></text:p>
      <text:p text:style-name="P23"><text:span text:style-name="T13"><text:s/><text:tab/> <text:tab/></text:span></text:p>
      <text:list xml:id="list145420007837558" text:continue-numbering="true" text:style-name="L2">
        <text:list-item>
          <text:p text:style-name="P15"><text:span text:style-name="T20">Ubuntu 16.04</text:span><text:span text:style-name="T13">: </text:span></text:p>
        </text:list-item>
      </text:list>
      <text:p text:style-name="P24"><text:span text:style-name="T13">L</text:span><text:span text:style-name="T11">inux based OS on debian architecture with extensive support from the community, offers excellent development environ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Georgia" svg:font-family="Georgia, serif"/>
    <style:font-face style:name="monaco" svg:font-family="monaco, monospace"/>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7T10:53:02.855796493</meta:creation-date>
    <dc:date>2017-10-27T14:54:19.169085791</dc:date>
    <meta:editing-duration>PT1H17M55S</meta:editing-duration>
    <meta:editing-cycles>8</meta:editing-cycles>
    <meta:generator>LibreOffice/5.1.6.2$Linux_X86_64 LibreOffice_project/10m0$Build-2</meta:generator>
    <meta:document-statistic meta:table-count="0" meta:image-count="0" meta:object-count="0" meta:page-count="2" meta:paragraph-count="64" meta:word-count="570" meta:character-count="3510" meta:non-whitespace-character-count="2999"/>
  </office:meta>
</office:document-meta>
</file>